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’B’C’</text:p>
          </table:table-cell>
          <table:table-cell table:formula="of:=(-1 * [.B1]) + (-1 * [.B2]) + (-1 * [.B2])" office:value-type="float" office:value="3" calcext:value-type="float">
            <text:p>3</text:p>
          </table:table-cell>
          <table:table-cell table:formula="of:=(-1 * [.C1]) + (-1 * [.C2]) + (-1 * [.C2])" office:value-type="float" office:value="3" calcext:value-type="float">
            <text:p>3</text:p>
          </table:table-cell>
          <table:table-cell table:formula="of:=(-1 * [.D1]) + (-1 * [.D2]) + (-1 * [.D2])" office:value-type="float" office:value="-1" calcext:value-type="float">
            <text:p>-1</text:p>
          </table:table-cell>
          <table:table-cell table:formula="of:=(-1 * [.E1]) + (-1 * [.E2]) + (-1 * [.E2])" office:value-type="float" office:value="1" calcext:value-type="float">
            <text:p>1</text:p>
          </table:table-cell>
          <table:table-cell table:formula="of:=(-1 * [.F1]) + (-1 * [.F2]) + (-1 * [.F2])" office:value-type="float" office:value="-3" calcext:value-type="float">
            <text:p>-3</text:p>
          </table:table-cell>
          <table:table-cell table:formula="of:=(-1 * [.G1]) + (-1 * [.G2]) + (-1 * [.G2])" office:value-type="float" office:value="-1" calcext:value-type="float">
            <text:p>-1</text:p>
          </table:table-cell>
          <table:table-cell table:formula="of:=(-1 * [.H1]) + (-1 * [.H2]) + (-1 * [.H2])" office:value-type="float" office:value="-3" calcext:value-type="float">
            <text:p>-3</text:p>
          </table:table-cell>
          <table:table-cell table:formula="of:=(-1 * [.I1]) + (-1 * [.I2]) + (-1 * [.I2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14:24:08.437265534</meta:creation-date>
    <dc:date>2022-10-22T14:25:14.801297651</dc:date>
    <meta:editing-duration>PT1M6S</meta:editing-duration>
    <meta:editing-cycles>2</meta:editing-cycles>
    <meta:generator>LibreOffice/7.3.6.2$Linux_X86_64 LibreOffice_project/30$Build-2</meta:generator>
    <meta:document-statistic meta:table-count="1" meta:cell-count="45" meta:object-count="0"/>
  </office:meta>
</office:document-meta>
</file>